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2205" officeooo:paragraph-rsid="00012205"/>
    </style:style>
    <style:style style:name="P2" style:family="paragraph" style:parent-style-name="Standard" style:list-style-name="L2">
      <style:text-properties officeooo:rsid="00012205" officeooo:paragraph-rsid="00012205"/>
    </style:style>
    <style:style style:name="P3" style:family="paragraph" style:parent-style-name="Standard" style:list-style-name="L3">
      <style:text-properties officeooo:rsid="00012205" officeooo:paragraph-rsid="00038b70"/>
    </style:style>
    <style:style style:name="P4" style:family="paragraph" style:parent-style-name="Standard">
      <style:text-properties style:text-underline-style="solid" style:text-underline-width="auto" style:text-underline-color="font-color" officeooo:rsid="0004fb46" officeooo:paragraph-rsid="0004fb46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officeooo:rsid="00012205" officeooo:paragraph-rsid="00012205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2pt" style:text-underline-style="none" fo:font-weight="normal" officeooo:rsid="00012205" officeooo:paragraph-rsid="0001220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012205" officeooo:paragraph-rsid="00012205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officeooo:paragraph-rsid="00012205"/>
    </style:style>
    <style:style style:name="P9" style:family="paragraph" style:parent-style-name="Standard">
      <style:text-properties fo:font-style="italic" style:text-underline-style="none" officeooo:rsid="0004fb46" officeooo:paragraph-rsid="0004fb46" style:font-style-asian="italic" style:font-style-complex="italic"/>
    </style:style>
    <style:style style:name="P10" style:family="paragraph" style:parent-style-name="Standard">
      <style:text-properties fo:font-style="normal" style:text-underline-style="none" officeooo:rsid="00027777" officeooo:paragraph-rsid="00027777" style:font-style-asian="normal" style:font-style-complex="normal"/>
    </style:style>
    <style:style style:name="P11" style:family="paragraph" style:parent-style-name="Standard" style:list-style-name="L3">
      <style:text-properties fo:font-style="normal" style:text-underline-style="none" officeooo:rsid="00027777" officeooo:paragraph-rsid="00027777" style:font-style-asian="normal" style:font-style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0012205" officeooo:paragraph-rsid="00012205" style:font-style-asian="normal" style:font-style-complex="normal"/>
    </style:style>
    <style:style style:name="P13" style:family="paragraph" style:parent-style-name="Standard" style:list-style-name="L2">
      <style:text-properties officeooo:rsid="00027777" officeooo:paragraph-rsid="00027777"/>
    </style:style>
    <style:style style:name="P14" style:family="paragraph" style:parent-style-name="Standard" style:list-style-name="L3">
      <style:text-properties officeooo:paragraph-rsid="00038b70"/>
    </style:style>
    <style:style style:name="P15" style:family="paragraph" style:parent-style-name="Standard" style:list-style-name="L2">
      <style:text-properties officeooo:rsid="00038b70" officeooo:paragraph-rsid="00038b70"/>
    </style:style>
    <style:style style:name="P16" style:family="paragraph" style:parent-style-name="Standard" style:list-style-name="L3">
      <style:text-properties officeooo:rsid="00038b70" officeooo:paragraph-rsid="00038b70"/>
    </style:style>
    <style:style style:name="P17" style:family="paragraph" style:parent-style-name="Standard" style:list-style-name="L3">
      <style:text-properties officeooo:rsid="0004c963" officeooo:paragraph-rsid="0004c963"/>
    </style:style>
    <style:style style:name="P18" style:family="paragraph" style:parent-style-name="Standard">
      <style:text-properties officeooo:rsid="0004c963" officeooo:paragraph-rsid="0004c963"/>
    </style:style>
    <style:style style:name="P19" style:family="paragraph" style:parent-style-name="Standard" style:list-style-name="L3">
      <style:text-properties officeooo:rsid="0004fb46" officeooo:paragraph-rsid="0004fb46"/>
    </style:style>
    <style:style style:name="P20" style:family="paragraph" style:parent-style-name="Standard" style:list-style-name="L4">
      <style:text-properties officeooo:rsid="00065802" officeooo:paragraph-rsid="00065802"/>
    </style:style>
    <style:style style:name="P21" style:family="paragraph" style:parent-style-name="Standard" style:list-style-name="L3">
      <style:text-properties officeooo:rsid="00065802" officeooo:paragraph-rsid="00065802"/>
    </style:style>
    <style:style style:name="P22" style:family="paragraph" style:parent-style-name="Standard" style:list-style-name="L4">
      <style:text-properties officeooo:rsid="00072b75" officeooo:paragraph-rsid="00072b75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12205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6580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38b70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04c963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4fb46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72b75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sney Ideation</text:p>
      <text:p text:style-name="P5"/>
      <text:p text:style-name="P7">Dreamer</text:p>
      <text:p text:style-name="P7"/>
      <text:p text:style-name="P6">In a perfect world, I want this app to:</text:p>
      <text:list xml:id="list3056709677" text:style-name="L2">
        <text:list-header>
          <text:p text:style-name="P8"><text:span text:style-name="T2"/></text:p>
        </text:list-header>
        <text:list-item>
          <text:p text:style-name="P15"><text:span text:style-name="T2">S</text:span><text:span text:style-name="T1">can both barcodes and </text:span><text:span text:style-name="T3">photos of labels with equal reliability</text:span></text:p>
        </text:list-item>
        <text:list-item>
          <text:p text:style-name="P8"><text:span text:style-name="T2">Be usable on a phone as a downloadable app</text:span></text:p>
        </text:list-item>
        <text:list-item>
          <text:p text:style-name="P2"><text:span text:style-name="T1">Be able to scan the web and return the lowest price for that bottle and year</text:span></text:p>
        </text:list-item>
        <text:list-item>
          <text:p text:style-name="P2"><text:span text:style-name="T1">Shows ‘comparable’ wines</text:span></text:p>
        </text:list-item>
        <text:list-item>
          <text:p text:style-name="P2"><text:span text:style-name="T1">Have a ‘Save Favourites’ list</text:span></text:p>
        </text:list-item>
        <text:list-item>
          <text:p text:style-name="P2"><text:span text:style-name="T1">Translation feature for labels</text:span></text:p>
        </text:list-item>
        <text:list-item>
          <text:p text:style-name="P2"><text:span text:style-name="T1">Rewards for use (e.g. badges)</text:span></text:p>
        </text:list-item>
        <text:list-item>
          <text:p text:style-name="P2"><text:span text:style-name="T1">Virtual Tasting Notes Generator</text:span></text:p>
        </text:list-item>
        <text:list-item>
          <text:p text:style-name="P13"><text:span text:style-name="T1">API database is refreshed daily</text:span></text:p>
        </text:list-item>
        <text:list-item>
          <text:p text:style-name="P15"><text:span text:style-name="T1">Random wine recommendation with customisable filters</text:span></text:p>
        </text:list-item>
      </text:list>
      <text:p text:style-name="P1"><text:span text:style-name="T1"/></text:p>
      <text:p text:style-name="P1"/>
      <text:p text:style-name="P12"><text:span text:style-name="T4">Realistic</text:span></text:p>
      <text:p text:style-name="P12"><text:span text:style-name="T4"/></text:p>
      <text:p text:style-name="P10"><text:span text:style-name="T4">Most promising ideas of the above include:</text:span></text:p>
      <text:p text:style-name="P10"><text:span text:style-name="T4"/></text:p>
      <text:list xml:id="list2735045002" text:style-name="L3">
        <text:list-item>
          <text:p text:style-name="P11"><text:span text:style-name="T4">Save Favourites list</text:span></text:p>
          <text:list>
            <text:list-item>
              <text:p text:style-name="P11"><text:span text:style-name="T4">Having researched this, it appears I can integrate this through a LocalStorage solution</text:span></text:p>
              <text:list>
                <text:list-item>
                  <text:p text:style-name="P14"><text:span text:style-name="T6">Limitations of this would be that </text:span><text:span text:style-name="T4">LocalStorage is limited to about 5MB per domain</text:span><text:span text:style-name="T6"> and would only offer device-specific data. </text:span></text:p>
                </text:list-item>
              </text:list>
            </text:list-item>
          </text:list>
        </text:list-item>
        <text:list-item>
          <text:p text:style-name="P3"><text:span text:style-name="T5">Shows ‘comparable’ wines </text:span></text:p>
          <text:list>
            <text:list-item>
              <text:p text:style-name="P16"><text:span text:style-name="T5">I can set up a database pull that matches other wines with the one being scanned </text:span><text:span text:style-name="T7">(e.g. same grape, year, price range)</text:span></text:p>
            </text:list-item>
          </text:list>
        </text:list-item>
      </text:list>
      <text:p text:style-name="P18"><text:span text:style-name="T7"/></text:p>
      <text:list xml:id="list212836350314592" text:continue-numbering="true" text:style-name="L3">
        <text:list-item>
          <text:p text:style-name="P17"><text:span text:style-name="T5">Random wine recommendation</text:span></text:p>
          <text:list>
            <text:list-item>
              <text:p text:style-name="P17"><text:span text:style-name="T5">Fun feature that should be very straightforward to implement!</text:span></text:p>
            </text:list-item>
          </text:list>
        </text:list-item>
      </text:list>
      <text:p text:style-name="P18"><text:span text:style-name="T8"/></text:p>
      <text:list xml:id="list212836618845910" text:continue-numbering="true" text:style-name="L3">
        <text:list-item>
          <text:p text:style-name="P19"><text:span text:style-name="T5">I may be able to set up an automated API database query, though this may be expensive to do too often, but monthly would still be good!</text:span></text:p>
          <text:p text:style-name="P21"><text:span text:style-name="T5"/></text:p>
        </text:list-item>
        <text:list-item>
          <text:p text:style-name="P21"><text:span text:style-name="T5">Based on available information in databases that I have seen, I will not have the information required to scan a barcode to return the relevant information. </text:span></text:p>
          <text:list>
            <text:list-item>
              <text:p text:style-name="P21"><text:span text:style-name="T5">My most promising avenue is therefore an approach that scans the label for details for key details, and allows the user to fill in the fields that aren’t able to populate</text:span></text:p>
            </text:list-item>
          </text:list>
        </text:list-item>
      </text:list>
      <text:p text:style-name="P18"><text:span text:style-name="T5"/></text:p>
      <text:p text:style-name="P4"><text:span text:style-name="T10">Critic</text:span></text:p>
      <text:p text:style-name="P4"><text:span text:style-name="T10"/></text:p>
      <text:p text:style-name="P9"><text:span text:style-name="T4"/></text:p>
      <text:list xml:id="list258499183" text:style-name="L4">
        <text:list-item>
          <text:p text:style-name="P20"><text:span text:style-name="T7">I </text:span><text:span text:style-name="T5">need to suitably navigate </text:span><text:span text:style-name="T9">the API database refresh to avoid rate limiting or triggering any captcha tests.</text:span></text:p>
        </text:list-item>
        <text:list-item>
          <text:p text:style-name="P22"><text:span text:style-name="T9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0:22:20.135365772</meta:creation-date>
    <dc:date>2024-11-29T21:28:36.191909747</dc:date>
    <meta:editing-duration>PT24M1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87" meta:character-count="1579" meta:non-whitespace-character-count="1340"/>
  </office:meta>
</office:document-meta>
</file>